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6.271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0.471cm"/>
    </style:style>
    <style:style style:name="co12" style:family="table-column">
      <style:table-column-properties fo:break-before="auto" style:column-width="0.443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221cm"/>
    </style:style>
    <style:style style:name="co15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row table:style-name="ro2">
          <table:table-cell table:style-name="ce1" office:value-type="string">
            <text:p>ADR</text:p>
          </table:table-cell>
          <table:table-cell table:style-name="ce1" office:value-type="string">
            <text:p>xADR</text:p>
          </table:table-cell>
          <table:table-cell table:style-name="ce1" office:value-type="string">
            <text:p>HW</text:p>
          </table:table-cell>
          <table:table-cell table:style-name="ce1" office:value-type="string">
            <text:p>ID Mem</text:p>
          </table:table-cell>
          <table:table-cell table:style-name="ce3"/>
          <table:table-cell table:style-name="ce5" office:value-type="string">
            <text:p>Descr</text:p>
          </table:table-cell>
          <table:table-cell table:style-name="ce5" table:number-columns-repeated="2"/>
          <table:table-cell table:style-name="ce6"/>
          <table:table-cell table:style-name="ce1"/>
          <table:table-cell table:style-name="ce5" table:number-columns-repeated="1014"/>
        </table:table-row>
        <table:table-row table:style-name="ro2">
          <table:table-cell table:style-name="ce2" table:number-columns-repeated="4"/>
          <table:table-cell table:style-name="ce4"/>
          <table:table-cell table:number-columns-repeated="3"/>
          <table:table-cell table:style-name="ce7"/>
          <table:table-cell table:style-name="ce8"/>
          <table:table-cell table:style-name="ce9"/>
          <table:table-cell table:number-columns-repeated="5"/>
          <table:table-cell table:style-name="ce10" office:value-type="string">
            <text:p>Byte 0: 0F</text:p>
          </table:table-cell>
          <table:table-cell table:style-name="ce10"/>
          <table:table-cell table:style-name="ce10" office:value-type="string">
            <text:p>SW4-SW1</text:p>
          </table:table-cell>
          <table:table-cell table:number-columns-repeated="100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formula="of:=DEC2HEX([.A3];4)" office:value-type="string" office:string-value="0001">
            <text:p>00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B014001</text:p>
          </table:table-cell>
          <table:table-cell table:style-name="ce4"/>
          <table:table-cell office:value-type="string">
            <text:p>Steering Stbd 1</text:p>
          </table:table-cell>
          <table:table-cell office:value-type="string">
            <text:p>SW1 SW2 SW4 JOYSTICK</text:p>
          </table:table-cell>
          <table:table-cell table:number-columns-repeated="9"/>
          <table:table-cell table:style-name="ce10" office:value-type="string">
            <text:p>Byte 1: hw_Type</text:p>
          </table:table-cell>
          <table:table-cell table:style-name="ce10" table:number-columns-repeated="2"/>
          <table:table-cell table:number-columns-repeated="100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table:formula="of:=DEC2HEX([.A4];4)" office:value-type="string" office:string-value="0002">
            <text:p>00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5018002</text:p>
          </table:table-cell>
          <table:table-cell table:style-name="ce4"/>
          <table:table-cell office:value-type="string">
            <text:p>Engine Room Box</text:p>
          </table:table-cell>
          <table:table-cell office:value-type="string">
            <text:p>SW1, SW3, ACTx2 Roboteq</text:p>
          </table:table-cell>
          <table:table-cell table:number-columns-repeated="9"/>
          <table:table-cell table:style-name="ce11" office:value-type="string">
            <text:p>Byte 2:</text:p>
          </table:table-cell>
          <table:table-cell table:style-name="ce12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formula="of:=DEC2HEX([.A5];4)" office:value-type="string" office:string-value="0003">
            <text:p>0003</text:p>
          </table:table-cell>
          <table:table-cell table:style-name="ce2" table:number-columns-repeated="2"/>
          <table:table-cell table:number-columns-repeated="12"/>
          <table:table-cell table:style-name="ce12" table:formula="of:=DEC2HEX([.R5];2)" office:value-type="string" office:string-value="80">
            <text:p>80</text:p>
          </table:table-cell>
          <table:table-cell table:style-name="ce12" office:value-type="float" office:value="128">
            <text:p>128</text:p>
          </table:table-cell>
          <table:table-cell table:style-name="ce10" office:value-type="string">
            <text:p>7 - Linear Actuators</text:p>
          </table:table-cell>
          <table:table-cell table:number-columns-repeated="100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table:formula="of:=DEC2HEX([.A6];4)" office:value-type="string" office:string-value="0004">
            <text:p>000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004</text:p>
          </table:table-cell>
          <table:table-cell/>
          <table:table-cell office:value-type="string">
            <text:p>Deckhouse door</text:p>
          </table:table-cell>
          <table:table-cell table:number-columns-repeated="10"/>
          <table:table-cell table:style-name="ce12" table:formula="of:=DEC2HEX([.R6];2)" office:value-type="string" office:string-value="40">
            <text:p>40</text:p>
          </table:table-cell>
          <table:table-cell table:style-name="ce12" office:value-type="float" office:value="64">
            <text:p>64</text:p>
          </table:table-cell>
          <table:table-cell table:style-name="ce10" office:value-type="string">
            <text:p>6 - Joystick</text:p>
          </table:table-cell>
          <table:table-cell table:number-columns-repeated="100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formula="of:=DEC2HEX([.A7];4)" office:value-type="string" office:string-value="0005">
            <text:p>00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1010405</text:p>
          </table:table-cell>
          <table:table-cell table:style-name="ce4"/>
          <table:table-cell office:value-type="string">
            <text:p>Glove Compartment</text:p>
          </table:table-cell>
          <table:table-cell office:value-type="string">
            <text:p>SW1 TANK</text:p>
          </table:table-cell>
          <table:table-cell table:number-columns-repeated="9"/>
          <table:table-cell table:style-name="ce12" table:formula="of:=DEC2HEX([.R7];2)" office:value-type="string" office:string-value="20">
            <text:p>20</text:p>
          </table:table-cell>
          <table:table-cell table:style-name="ce12" office:value-type="float" office:value="32">
            <text:p>32</text:p>
          </table:table-cell>
          <table:table-cell table:style-name="ce10" office:value-type="string">
            <text:p>5 - Photo Detector</text:p>
          </table:table-cell>
          <table:table-cell table:number-columns-repeated="100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table:formula="of:=DEC2HEX([.A8];4)" office:value-type="string" office:string-value="0006">
            <text:p>000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3010406</text:p>
          </table:table-cell>
          <table:table-cell table:style-name="ce4"/>
          <table:table-cell office:value-type="string">
            <text:p>Aft Head</text:p>
          </table:table-cell>
          <table:table-cell office:value-type="string">
            <text:p>SW1 SW2</text:p>
          </table:table-cell>
          <table:table-cell table:number-columns-repeated="2"/>
          <table:table-cell table:style-name="ce2"/>
          <table:table-cell table:number-columns-repeated="6"/>
          <table:table-cell table:style-name="ce12" table:formula="of:=DEC2HEX([.R8];2)" office:value-type="string" office:string-value="10">
            <text:p>10</text:p>
          </table:table-cell>
          <table:table-cell table:style-name="ce12" office:value-type="float" office:value="16">
            <text:p>16</text:p>
          </table:table-cell>
          <table:table-cell table:style-name="ce10" office:value-type="string">
            <text:p>4 - I2C Display</text:p>
          </table:table-cell>
          <table:table-cell table:number-columns-repeated="100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formula="of:=DEC2HEX([.A9];4)" office:value-type="string" office:string-value="0007">
            <text:p>000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007</text:p>
          </table:table-cell>
          <table:table-cell table:style-name="ce4"/>
          <table:table-cell office:value-type="string">
            <text:p>Salon Keelbox</text:p>
          </table:table-cell>
          <table:table-cell table:number-columns-repeated="3"/>
          <table:table-cell table:style-name="ce2"/>
          <table:table-cell table:number-columns-repeated="6"/>
          <table:table-cell table:style-name="ce12" table:formula="of:=DEC2HEX([.R9];2)" office:value-type="string" office:string-value="08">
            <text:p>08</text:p>
          </table:table-cell>
          <table:table-cell table:style-name="ce12" office:value-type="float" office:value="8">
            <text:p>8</text:p>
          </table:table-cell>
          <table:table-cell table:style-name="ce10" office:value-type="string">
            <text:p>3 – Digital inputs</text:p>
          </table:table-cell>
          <table:table-cell table:number-columns-repeated="1005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table:formula="of:=DEC2HEX([.A10];4)" office:value-type="string" office:string-value="0008">
            <text:p>00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1011008</text:p>
          </table:table-cell>
          <table:table-cell table:style-name="ce4"/>
          <table:table-cell office:value-type="string">
            <text:p>Navstn center (display cntrl)</text:p>
          </table:table-cell>
          <table:table-cell office:value-type="string">
            <text:p>I2C, SW1</text:p>
          </table:table-cell>
          <table:table-cell table:number-columns-repeated="2"/>
          <table:table-cell table:style-name="ce2"/>
          <table:table-cell table:number-columns-repeated="6"/>
          <table:table-cell table:style-name="ce12" table:formula="of:=DEC2HEX([.R10];2)" office:value-type="string" office:string-value="04">
            <text:p>04</text:p>
          </table:table-cell>
          <table:table-cell table:style-name="ce12" office:value-type="float" office:value="4">
            <text:p>4</text:p>
          </table:table-cell>
          <table:table-cell table:style-name="ce10" office:value-type="string">
            <text:p>2 – Tank Sender</text:p>
          </table:table-cell>
          <table:table-cell table:number-columns-repeated="1005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table:formula="of:=DEC2HEX([.A11];4)" office:value-type="string" office:string-value="0009">
            <text:p>000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3010409</text:p>
          </table:table-cell>
          <table:table-cell table:style-name="ce4"/>
          <table:table-cell office:value-type="string">
            <text:p>Navstn center left</text:p>
          </table:table-cell>
          <table:table-cell office:value-type="string">
            <text:p>SW1-2 TANK</text:p>
          </table:table-cell>
          <table:table-cell table:number-columns-repeated="2"/>
          <table:table-cell table:style-name="ce2"/>
          <table:table-cell table:number-columns-repeated="6"/>
          <table:table-cell table:style-name="ce12" table:formula="of:=DEC2HEX([.R11];2)" office:value-type="string" office:string-value="02">
            <text:p>02</text:p>
          </table:table-cell>
          <table:table-cell table:style-name="ce12" office:value-type="float" office:value="2">
            <text:p>2</text:p>
          </table:table-cell>
          <table:table-cell table:style-name="ce10" office:value-type="string">
            <text:p>1 – Ballast Tank Ctrl</text:p>
          </table:table-cell>
          <table:table-cell table:number-columns-repeated="1005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table:formula="of:=DEC2HEX([.A12];4)" office:value-type="string" office:string-value="000A">
            <text:p>000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00A</text:p>
          </table:table-cell>
          <table:table-cell table:style-name="ce4"/>
          <table:table-cell office:value-type="string">
            <text:p>Galley Corner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table:formula="of:=DEC2HEX([.A13];4)" office:value-type="string" office:string-value="000B">
            <text:p>000B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101000B</text:p>
          </table:table-cell>
          <table:table-cell table:style-name="ce4"/>
          <table:table-cell office:value-type="string">
            <text:p>Port Aft Cabin</text:p>
          </table:table-cell>
          <table:table-cell office:value-type="string">
            <text:p>SW1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table:formula="of:=DEC2HEX([.A14];4)" office:value-type="string" office:string-value="000C">
            <text:p>000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101000C</text:p>
          </table:table-cell>
          <table:table-cell table:style-name="ce4"/>
          <table:table-cell office:value-type="string">
            <text:p>Stbd Aft Cabin</text:p>
          </table:table-cell>
          <table:table-cell office:value-type="string">
            <text:p>SW1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table:formula="of:=DEC2HEX([.A15];4)" office:value-type="string" office:string-value="000D">
            <text:p>000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B02040D</text:p>
          </table:table-cell>
          <table:table-cell table:style-name="ce4"/>
          <table:table-cell office:value-type="string">
            <text:p>Bilge Box Salon 1</text:p>
          </table:table-cell>
          <table:table-cell office:value-type="string">
            <text:p>SW1 SW2 SW4 TANK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table:formula="of:=DEC2HEX([.A16];4)" office:value-type="string" office:string-value="000E">
            <text:p>000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B02040E</text:p>
          </table:table-cell>
          <table:table-cell table:style-name="ce4"/>
          <table:table-cell office:value-type="string">
            <text:p>Bilge Box Salon 2</text:p>
          </table:table-cell>
          <table:table-cell office:value-type="string">
            <text:p>SW1 SW2 SW4 TANK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table:formula="of:=DEC2HEX([.A17];4)" office:value-type="string" office:string-value="000F">
            <text:p>000F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F01000F</text:p>
          </table:table-cell>
          <table:table-cell table:style-name="ce4"/>
          <table:table-cell office:value-type="string">
            <text:p>Sail Locker Switch</text:p>
          </table:table-cell>
          <table:table-cell office:value-type="string">
            <text:p>SW1-SW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table:formula="of:=DEC2HEX([.A18];4)" office:value-type="string" office:string-value="0010">
            <text:p>00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010</text:p>
          </table:table-cell>
          <table:table-cell table:style-name="ce4"/>
          <table:table-cell office:value-type="string">
            <text:p>Steering Stbd 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table:formula="of:=DEC2HEX([.A19];4)" office:value-type="string" office:string-value="0011">
            <text:p>001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A11</text:p>
          </table:table-cell>
          <table:table-cell table:style-name="ce4"/>
          <table:table-cell office:value-type="string">
            <text:p>Steering Stbd 3</text:p>
          </table:table-cell>
          <table:table-cell office:value-type="string">
            <text:p>DIG-IN, BALLAST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table:formula="of:=DEC2HEX([.A20];4)" office:value-type="string" office:string-value="0012">
            <text:p>00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012</text:p>
          </table:table-cell>
          <table:table-cell table:style-name="ce4"/>
          <table:table-cell office:value-type="string">
            <text:p>Steering Port 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table:formula="of:=DEC2HEX([.A21];4)" office:value-type="string" office:string-value="0013">
            <text:p>001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3014013</text:p>
          </table:table-cell>
          <table:table-cell table:style-name="ce4"/>
          <table:table-cell office:value-type="string">
            <text:p>Steering Port 2</text:p>
          </table:table-cell>
          <table:table-cell office:value-type="string">
            <text:p>SW1 SW2 JOYSTICK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table:formula="of:=DEC2HEX([.A22];4)" office:value-type="string" office:string-value="0014">
            <text:p>001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814</text:p>
          </table:table-cell>
          <table:table-cell table:style-name="ce4"/>
          <table:table-cell office:value-type="string">
            <text:p>Steering Port 3</text:p>
          </table:table-cell>
          <table:table-cell office:value-type="string">
            <text:p>DIG-IN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00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F020015</text:p>
          </table:table-cell>
          <table:table-cell table:style-name="ce4"/>
          <table:table-cell office:value-type="string">
            <text:p>Ballast Controller A</text:p>
          </table:table-cell>
          <table:table-cell office:value-type="string">
            <text:p>SW1-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001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F020016</text:p>
          </table:table-cell>
          <table:table-cell table:style-name="ce4"/>
          <table:table-cell office:value-type="string">
            <text:p>Ballast Controller B</text:p>
          </table:table-cell>
          <table:table-cell office:value-type="string">
            <text:p>SW1-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table:formula="of:=DEC2HEX([.A25];4)" office:value-type="string" office:string-value="0017">
            <text:p>001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1010017</text:p>
          </table:table-cell>
          <table:table-cell table:style-name="ce4"/>
          <table:table-cell office:value-type="string">
            <text:p>Fwd Shower</text:p>
          </table:table-cell>
          <table:table-cell office:value-type="string">
            <text:p>SW1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table:formula="of:=DEC2HEX([.A26];4)" office:value-type="string" office:string-value="0018">
            <text:p>001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018</text:p>
          </table:table-cell>
          <table:table-cell table:style-name="ce4"/>
          <table:table-cell office:value-type="string">
            <text:p>Fwd Toilet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table:formula="of:=DEC2HEX([.A27];4)" office:value-type="string" office:string-value="0019">
            <text:p>001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019</text:p>
          </table:table-cell>
          <table:table-cell table:style-name="ce4"/>
          <table:table-cell office:value-type="string">
            <text:p>Port Fwd Cabin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table:formula="of:=DEC2HEX([.A28];4)" office:value-type="string" office:string-value="001A">
            <text:p>001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001001A</text:p>
          </table:table-cell>
          <table:table-cell table:style-name="ce4"/>
          <table:table-cell office:value-type="string">
            <text:p>Stbd Fwd Cabin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 table:number-rows-repeated="2">
          <table:table-cell table:style-name="ce2" table:number-columns-repeated="4"/>
          <table:table-cell table:style-name="ce4"/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table:formula="of:=DEC2HEX([.A31];4)" office:value-type="string" office:string-value="0040">
            <text:p>004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0</text:p>
          </table:table-cell>
          <table:table-cell table:style-name="ce4"/>
          <table:table-cell office:value-type="string">
            <text:p>Deck House Ceiling Light 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table:formula="of:=DEC2HEX([.A32];4)" office:value-type="string" office:string-value="0041">
            <text:p>004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1</text:p>
          </table:table-cell>
          <table:table-cell table:style-name="ce4"/>
          <table:table-cell office:value-type="string">
            <text:p>Deck House Ceiling Light 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table:formula="of:=DEC2HEX([.A33];4)" office:value-type="string" office:string-value="0042">
            <text:p>004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2</text:p>
          </table:table-cell>
          <table:table-cell table:style-name="ce4"/>
          <table:table-cell office:value-type="string">
            <text:p>Dressing Mirror Fw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table:formula="of:=DEC2HEX([.A34];4)" office:value-type="string" office:string-value="0043">
            <text:p>004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3</text:p>
          </table:table-cell>
          <table:table-cell table:style-name="ce4"/>
          <table:table-cell office:value-type="string">
            <text:p>Dressing Mirror Aft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table:formula="of:=DEC2HEX([.A35];4)" office:value-type="string" office:string-value="0044">
            <text:p>004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4</text:p>
          </table:table-cell>
          <table:table-cell table:style-name="ce4"/>
          <table:table-cell office:value-type="string">
            <text:p>Aft Toilet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table:formula="of:=DEC2HEX([.A36];4)" office:value-type="string" office:string-value="0045">
            <text:p>004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5</text:p>
          </table:table-cell>
          <table:table-cell table:style-name="ce4"/>
          <table:table-cell office:value-type="string">
            <text:p>Salon Aft Stb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table:formula="of:=DEC2HEX([.A37];4)" office:value-type="string" office:string-value="0046">
            <text:p>004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6</text:p>
          </table:table-cell>
          <table:table-cell table:style-name="ce4"/>
          <table:table-cell office:value-type="string">
            <text:p>Salon Fwd Stb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table:formula="of:=DEC2HEX([.A38];4)" office:value-type="string" office:string-value="0047">
            <text:p>0047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7</text:p>
          </table:table-cell>
          <table:table-cell table:style-name="ce4"/>
          <table:table-cell office:value-type="string">
            <text:p>Galley Fw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table:formula="of:=DEC2HEX([.A39];4)" office:value-type="string" office:string-value="0048">
            <text:p>004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8</text:p>
          </table:table-cell>
          <table:table-cell table:style-name="ce4"/>
          <table:table-cell office:value-type="string">
            <text:p>Galley Aft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table:formula="of:=DEC2HEX([.A40];4)" office:value-type="string" office:string-value="0049">
            <text:p>004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9</text:p>
          </table:table-cell>
          <table:table-cell table:style-name="ce4"/>
          <table:table-cell office:value-type="string">
            <text:p>Galley Sink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table:formula="of:=DEC2HEX([.A41];4)" office:value-type="string" office:string-value="004A">
            <text:p>004A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A</text:p>
          </table:table-cell>
          <table:table-cell table:style-name="ce4"/>
          <table:table-cell office:value-type="string">
            <text:p>Salon Aft Port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table:formula="of:=DEC2HEX([.A42];4)" office:value-type="string" office:string-value="004B">
            <text:p>004B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B</text:p>
          </table:table-cell>
          <table:table-cell table:style-name="ce4"/>
          <table:table-cell office:value-type="string">
            <text:p>Salon Fwd Port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2" table:formula="of:=DEC2HEX([.A43];4)" office:value-type="string" office:string-value="004C">
            <text:p>004C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C</text:p>
          </table:table-cell>
          <table:table-cell table:style-name="ce4"/>
          <table:table-cell office:value-type="string">
            <text:p>Workbench Fw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table:formula="of:=DEC2HEX([.A44];4)" office:value-type="string" office:string-value="004D">
            <text:p>004D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D</text:p>
          </table:table-cell>
          <table:table-cell table:style-name="ce4"/>
          <table:table-cell office:value-type="string">
            <text:p>Workbench Aft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 table:formula="of:=DEC2HEX([.A45];4)" office:value-type="string" office:string-value="004E">
            <text:p>004E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E</text:p>
          </table:table-cell>
          <table:table-cell table:style-name="ce4"/>
          <table:table-cell office:value-type="string">
            <text:p>Corridor Port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table:formula="of:=DEC2HEX([.A46];4)" office:value-type="string" office:string-value="004F">
            <text:p>004F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4F</text:p>
          </table:table-cell>
          <table:table-cell table:style-name="ce4"/>
          <table:table-cell office:value-type="string">
            <text:p>Port Aft Cabin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table:formula="of:=DEC2HEX([.A47];4)" office:value-type="string" office:string-value="0050">
            <text:p>005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50</text:p>
          </table:table-cell>
          <table:table-cell table:style-name="ce4"/>
          <table:table-cell office:value-type="string">
            <text:p>Stbd Aft Cabin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table:formula="of:=DEC2HEX([.A48];4)" office:value-type="string" office:string-value="0051">
            <text:p>005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51</text:p>
          </table:table-cell>
          <table:table-cell table:style-name="ce4"/>
          <table:table-cell office:value-type="string">
            <text:p>Corridor Stb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table:formula="of:=DEC2HEX([.A49];4)" office:value-type="string" office:string-value="0052">
            <text:p>005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52</text:p>
          </table:table-cell>
          <table:table-cell table:style-name="ce4"/>
          <table:table-cell office:value-type="string">
            <text:p>Fwd Shower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table:formula="of:=DEC2HEX([.A50];4)" office:value-type="string" office:string-value="0053">
            <text:p>005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53</text:p>
          </table:table-cell>
          <table:table-cell table:style-name="ce4"/>
          <table:table-cell office:value-type="string">
            <text:p>Fwd Toilet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table:formula="of:=DEC2HEX([.A51];4)" office:value-type="string" office:string-value="0054">
            <text:p>005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54</text:p>
          </table:table-cell>
          <table:table-cell table:style-name="ce4"/>
          <table:table-cell office:value-type="string">
            <text:p>Port Fwd Cabin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table:formula="of:=DEC2HEX([.A52];4)" office:value-type="string" office:string-value="0055">
            <text:p>005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0000055</text:p>
          </table:table-cell>
          <table:table-cell table:style-name="ce4"/>
          <table:table-cell office:value-type="string">
            <text:p>Stbd Fwd Cabin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2" table:number-rows-repeated="65495">
          <table:table-cell table:style-name="ce2" table:number-columns-repeated="4"/>
          <table:table-cell table:style-name="ce4"/>
          <table:table-cell table:number-columns-repeated="4"/>
          <table:table-cell table:style-name="ce2"/>
          <table:table-cell table:number-columns-repeated="1014"/>
        </table:table-row>
        <table:table-row table:style-name="ro2" table:number-rows-repeated="9830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0000-00-00</text:date>, <text:time style:data-style-name="N2" text:time-value="0000-00-00T17:18:00.8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Admin</meta:initial-creator>
    <meta:creation-date>2010-09-14T13:27:07.84</meta:creation-date>
    <dc:date>2012-11-18T07:51:20.01</dc:date>
    <meta:editing-duration>P4DT15H56M26S</meta:editing-duration>
    <meta:editing-cycles>37</meta:editing-cycles>
    <meta:generator>LibreOffice/3.6$Windows_x86 LibreOffice_project/e29a214-2bbed72-0621de6-a97528c-8f066d</meta:generator>
    <meta:document-statistic meta:table-count="3" meta:cell-count="284" meta:object-count="0"/>
  </office:meta>
</office:document-meta>
</file>